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style:text-underline-style="none" fo:font-weight="normal" style:font-size-asian="11.3500003814697pt" style:font-weight-asian="normal" style:font-size-complex="13pt" style:font-weight-complex="normal"/>
    </style:style>
    <style:style style:name="P2" style:family="paragraph" style:parent-style-name="Standard">
      <style:text-properties fo:font-size="13pt" style:text-underline-style="none" fo:font-weight="normal" officeooo:rsid="000ecac1" officeooo:paragraph-rsid="000ecac1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fo:font-size="13pt" style:text-underline-style="none" fo:font-weight="normal" officeooo:rsid="0010c895" officeooo:paragraph-rsid="0010c895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3pt" style:text-underline-style="none" fo:font-weight="normal" officeooo:rsid="0012584e" officeooo:paragraph-rsid="0012584e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fo:font-size="13pt" style:text-underline-style="none" fo:font-weight="normal" officeooo:rsid="00127f28" officeooo:paragraph-rsid="00127f28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fo:font-size="13pt" style:text-underline-style="none" fo:font-weight="normal" officeooo:rsid="0018a202" officeooo:paragraph-rsid="0018a202" style:font-size-asian="11.3500003814697pt" style:font-weight-asian="normal" style:font-size-complex="13pt" style:font-weight-complex="normal"/>
    </style:style>
    <style:style style:name="P7" style:family="paragraph" style:parent-style-name="Standard">
      <style:text-properties fo:font-size="13pt" style:text-underline-style="none" fo:font-weight="normal" officeooo:rsid="00197546" officeooo:paragraph-rsid="00197546" style:font-size-asian="11.3500003814697pt" style:font-weight-asian="normal" style:font-size-complex="13pt" style:font-weight-complex="normal"/>
    </style:style>
    <style:style style:name="P8" style:family="paragraph" style:parent-style-name="Standard">
      <style:text-properties fo:font-size="13pt" style:text-underline-style="none" fo:font-weight="normal" officeooo:rsid="002c1a49" officeooo:paragraph-rsid="002c1a49" style:font-size-asian="11.3500003814697pt" style:font-weight-asian="normal" style:font-size-complex="13pt" style:font-weight-complex="normal"/>
    </style:style>
    <style:style style:name="P9" style:family="paragraph" style:parent-style-name="Standard">
      <style:text-properties fo:font-size="13pt" style:text-underline-style="none" fo:font-weight="normal" officeooo:rsid="002f6f10" officeooo:paragraph-rsid="002f6f10" style:font-size-asian="11.3500003814697pt" style:font-weight-asian="normal" style:font-size-complex="13pt" style:font-weight-complex="normal"/>
    </style:style>
    <style:style style:name="P10" style:family="paragraph" style:parent-style-name="Standard">
      <style:text-properties fo:font-size="13pt" style:text-underline-style="none" fo:font-weight="normal" officeooo:rsid="002f6f10" officeooo:paragraph-rsid="0032be32" style:font-size-asian="11.3500003814697pt" style:font-weight-asian="normal" style:font-size-complex="13pt" style:font-weight-complex="normal"/>
    </style:style>
    <style:style style:name="P11" style:family="paragraph" style:parent-style-name="Standard">
      <style:text-properties fo:font-size="13pt" style:text-underline-style="none" fo:font-weight="normal" officeooo:rsid="0032be32" officeooo:paragraph-rsid="0032be32" style:font-size-asian="11.3500003814697pt" style:font-weight-asian="normal" style:font-size-complex="13pt" style:font-weight-complex="normal"/>
    </style:style>
    <style:style style:name="P12" style:family="paragraph" style:parent-style-name="Standard">
      <style:text-properties fo:font-size="13pt" style:text-underline-style="none" fo:font-weight="normal" officeooo:rsid="00334df6" officeooo:paragraph-rsid="00334df6" style:font-size-asian="11.3500003814697pt" style:font-weight-asian="normal" style:font-size-complex="13pt" style:font-weight-complex="normal"/>
    </style:style>
    <style:style style:name="P13" style:family="paragraph" style:parent-style-name="Standard">
      <style:text-properties fo:font-size="13pt" style:text-underline-style="none" fo:font-weight="normal" officeooo:rsid="0037fea2" officeooo:paragraph-rsid="0037fea2" style:font-size-asian="11.3500003814697pt" style:font-weight-asian="normal" style:font-size-complex="13pt" style:font-weight-complex="normal"/>
    </style:style>
    <style:style style:name="P14" style:family="paragraph" style:parent-style-name="Standard">
      <style:text-properties fo:font-size="13pt" fo:language="en" fo:country="US" style:text-underline-style="none" fo:font-weight="normal" officeooo:rsid="0010c895" officeooo:paragraph-rsid="0010c895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style:font-name="AnjaliOldLipi" fo:font-size="13pt" fo:language="en" fo:country="US" style:text-underline-style="none" fo:font-weight="normal" officeooo:rsid="0010c895" officeooo:paragraph-rsid="0016f2cd" style:font-size-asian="11.3500003814697pt" style:font-weight-asian="normal" style:font-size-complex="13pt" style:font-weight-complex="normal"/>
    </style:style>
    <style:style style:name="T1" style:family="text">
      <style:text-properties fo:font-size="16pt" style:text-underline-style="solid" style:text-underline-width="auto" style:text-underline-color="font-color" fo:font-weight="bold" officeooo:rsid="000ecac1" style:font-size-asian="14pt" style:font-weight-asian="bold" style:font-size-complex="16pt" style:font-weight-complex="bold"/>
    </style:style>
    <style:style style:name="T2" style:family="text">
      <style:text-properties officeooo:rsid="00155bd9"/>
    </style:style>
    <style:style style:name="T3" style:family="text">
      <style:text-properties officeooo:rsid="0016df70"/>
    </style:style>
    <style:style style:name="T4" style:family="text">
      <style:text-properties officeooo:rsid="0018eb54"/>
    </style:style>
    <style:style style:name="T5" style:family="text">
      <style:text-properties officeooo:rsid="00197546"/>
    </style:style>
    <style:style style:name="T6" style:family="text">
      <style:text-properties officeooo:rsid="001c837e"/>
    </style:style>
    <style:style style:name="T7" style:family="text">
      <style:text-properties officeooo:rsid="001dec69"/>
    </style:style>
    <style:style style:name="T8" style:family="text">
      <style:text-properties officeooo:rsid="00210167"/>
    </style:style>
    <style:style style:name="T9" style:family="text">
      <style:text-properties officeooo:rsid="00238f08"/>
    </style:style>
    <style:style style:name="T10" style:family="text">
      <style:text-properties officeooo:rsid="00289ca1"/>
    </style:style>
    <style:style style:name="T11" style:family="text">
      <style:text-properties officeooo:rsid="002d8964"/>
    </style:style>
    <style:style style:name="T12" style:family="text">
      <style:text-properties officeooo:rsid="002f61d8"/>
    </style:style>
    <style:style style:name="T13" style:family="text">
      <style:text-properties officeooo:rsid="0032be32"/>
    </style:style>
    <style:style style:name="T14" style:family="text">
      <style:text-properties officeooo:rsid="003538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 <text:s/><text:tab/><text:tab/><text:tab/><text:tab/><text:span text:style-name="T1">OOPS -2</text:span></text:p>
      <text:p text:style-name="P1"/>
      <text:p text:style-name="P2">Morning :</text:p>
      <text:p text:style-name="P2">-------------</text:p>
      <text:p text:style-name="P2"/>
      <text:p text:style-name="P3">Pass By Value and Pass by Reference :<text:line-break/></text:p>
      <text:p text:style-name="P15"><text:span text:style-name="T3">Garbage Collection : </text:span></text:p>
      <text:p text:style-name="P15"><text:span text:style-name="T3"><text:tab/>J</text:span>ava applications obtain objects in memory as needed. It is <text:tab/>the task of <text:tab/>garbage collection (GC) in the Java virtual machine (JVM) to <text:tab/>automatically <text:tab/>determine what memory is no longer being used by a Java <text:tab/>application and <text:tab/>to recycle this memory for other uses.</text:p>
      <text:p text:style-name="P14"/>
      <text:p text:style-name="P4">Stack :</text:p>
      <text:p text:style-name="P4"><text:tab/>MetaSpace -&gt; MetaData (Mostly Classes)</text:p>
      <text:p text:style-name="P4"><text:tab/><text:tab/>Prior to Jdk8 its called permgen.</text:p>
      <text:p text:style-name="P4"><text:tab/><text:tab/><text:tab/>If this area is about to be filled , java Increases the space.</text:p>
      <text:p text:style-name="P4"/>
      <text:p text:style-name="P5">Heap : </text:p>
      <text:p text:style-name="P5"><text:tab/>Contains 2 things : Young Gen and Old Gen.</text:p>
      <text:p text:style-name="P5"><text:tab/><text:tab/>Newly Crteated Objects are kept in Young Gen.</text:p>
      <text:p text:style-name="P5"><text:tab/><text:tab/><text:tab/><text:span text:style-name="T2">Garbage Collection will keep running there, If the object survives <text:tab/><text:tab/><text:tab/><text:tab/>Garbage Collection, The Objct will be moved to Old Gen.</text:span></text:p>
      <text:p text:style-name="P5"><text:tab/><text:tab/></text:p>
      <text:p text:style-name="P6">Strings :</text:p>
      <text:p text:style-name="P6">- Strings in java are immutable.(You cannot change the objects)</text:p>
      <text:p text:style-name="P6"><text:tab/><text:span text:style-name="T4">String s1 = “Hi” and String s2 = “Hi”, both s1 and s2 are holding same objects, as <text:tab/>java has values in String pool.</text:span></text:p>
      <text:p text:style-name="P6"/>
      <text:p text:style-name="P6">- <text:s/><text:span text:style-name="T5">While Comparing always use .equals() and not == [It won’t throw an error]</text:span></text:p>
      <text:p text:style-name="P6"/>
      <text:p text:style-name="P6">- <text:span text:style-name="T5">Java will pool the strings and will keep it in String Constant Pool, in Java’s Heap Memeory.</text:span></text:p>
      <text:p text:style-name="P7"/>
      <text:p text:style-name="P7">- <text:span text:style-name="T6">String s1 = “Hello”, String s2 = s1+”Bye” (This doesn’t change s1)</text:span></text:p>
      <text:p text:style-name="P7"><text:tab/><text:span text:style-name="T7">Here for Bye a new object will be created, then for s2 , s1 + bye another object will <text:tab/>be created and s2 points to that object.</text:span></text:p>
      <text:p text:style-name="P7"><text:tab/></text:p>
      <text:p text:style-name="P7"><text:tab/><text:span text:style-name="T8">s1 = Hello, and in next line s1 = ‘ Hi</text:span></text:p>
      <text:p text:style-name="P7"><text:tab/><text:span text:style-name="T8">s1, will now point out Hi, Here the reasoning is, Object cannot be changed i.e Hello, <text:tab/>But the variable can point out anothe rone.</text:span></text:p>
      <text:p text:style-name="P7"/>
      <text:p text:style-name="P7">- <text:span text:style-name="T9">String s1 = new String(“Hello”);</text:span></text:p>
      <text:p text:style-name="P7"><text:tab/><text:span text:style-name="T9">In this case java won’t pull from constant pool, but instead a new object is created.</text:span></text:p>
      <text:p text:style-name="P7"><text:tab/></text:p>
      <text:p text:style-name="P7"><text:tab/><text:span text:style-name="T10">So, s1 = “Hello” and s2 = new String(“Hello”)</text:span></text:p>
      <text:p text:style-name="P7"><text:tab/><text:tab/><text:span text:style-name="T10">s1==s2 is false, as both are pointing towards different objects.</text:span></text:p>
      <text:p text:style-name="P8"><text:soft-page-break/><text:tab/>Methods in String :</text:p>
      <text:p text:style-name="P8"><text:tab/><text:tab/>concat : s1 = hello, result = s1.concat( hi)</text:p>
      <text:p text:style-name="P8"><text:tab/><text:tab/><text:tab/><text:tab/>o/p -&gt; // s1 = hello, result = hello hi</text:p>
      <text:p text:style-name="P7"><text:tab/></text:p>
      <text:p text:style-name="P7"><text:tab/><text:span text:style-name="T12">Q. </text:span><text:span text:style-name="T11">Why Strrings are Immutable :</text:span></text:p>
      <text:p text:style-name="P7"><text:tab/><text:span text:style-name="T12">Ans.</text:span><text:tab/><text:span text:style-name="T11">Coz, if they are not immutable,</text:span></text:p>
      <text:p text:style-name="P7"><text:tab/><text:tab/><text:tab/><text:span text:style-name="T11">s1 = hello and s2 = hello</text:span></text:p>
      <text:p text:style-name="P7"><text:tab/><text:tab/><text:tab/><text:span text:style-name="T11">s2. concat(hi) //here in pool, hello objectr itself will be changed to helo <text:tab/><text:tab/><text:tab/><text:tab/><text:tab/>hi</text:span></text:p>
      <text:p text:style-name="P7"><text:tab/><text:tab/><text:tab/><text:span text:style-name="T11">so s1 will also be hellohi and It’ll be a disatser.</text:span></text:p>
      <text:p text:style-name="P7"><text:tab/><text:tab/></text:p>
      <text:p text:style-name="P7"><text:tab/></text:p>
      <text:p text:style-name="P9">String Builder : here the objects are mutable/changeable.</text:p>
      <text:p text:style-name="P9"><text:tab/>We’ll use this, in areas where we need to concat in a loop.</text:p>
      <text:p text:style-name="P9"><text:tab/><text:tab/>//Coz , if we use string a lot of objects will be created..</text:p>
      <text:p text:style-name="P9"><text:tab/><text:tab/>//As String builder is mutable objects, It’ll change the same object in a loop, <text:tab/><text:tab/>unit the result is obtained. //Then we need to convert that one in top string and <text:tab/><text:tab/>return it, if we need to return a string.</text:p>
      <text:p text:style-name="P9"/>
      <text:p text:style-name="P9"><text:tab/>// <text:span text:style-name="T13">String builder has append() method to add elements.</text:span></text:p>
      <text:p text:style-name="P10"><text:tab/></text:p>
      <text:p text:style-name="P11"><text:tab/>String conCatMumbersTill(10){</text:p>
      <text:p text:style-name="P10"><text:span text:style-name="T13"><text:tab/><text:tab/>StringBuilder res = new StringBuilder();</text:span></text:p>
      <text:p text:style-name="P9"><text:tab/><text:tab/><text:span text:style-name="T13">for(int i=0; i&lt;=10; i++){</text:span></text:p>
      <text:p text:style-name="P9"><text:tab/><text:tab/><text:tab/><text:span text:style-name="T13">res.append(i);</text:span></text:p>
      <text:p text:style-name="P9"><text:tab/><text:tab/><text:span text:style-name="T13">}</text:span></text:p>
      <text:p text:style-name="P9"><text:tab/><text:tab/><text:span text:style-name="T13">return res.toString();</text:span></text:p>
      <text:p text:style-name="P11"><text:tab/>}</text:p>
      <text:p text:style-name="P11"/>
      <text:p text:style-name="P12">StringBuffer : It’s also same as that of the StringBuilder and 99% same API.</text:p>
      <text:p text:style-name="P12"/>
      <text:p text:style-name="P12">The only differance, String<text:span text:style-name="T14">Buffer</text:span> is Thread safe, <text:span text:style-name="T14">where as StringBuilder is not thread safe.</text:span></text:p>
      <text:p text:style-name="P12"/>
      <text:p text:style-name="P13">U can create a charArray() of string characters and can do operations on it.</text:p>
      <text:p text:style-name="P13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7T09:35:08.723766797</meta:creation-date>
    <dc:date>2022-11-07T11:05:59.572363861</dc:date>
    <meta:editing-duration>PT1H11S</meta:editing-duration>
    <meta:editing-cycles>35</meta:editing-cycles>
    <meta:generator>LibreOffice/6.4.7.2$Linux_X86_64 LibreOffice_project/40$Build-2</meta:generator>
    <meta:document-statistic meta:table-count="0" meta:image-count="0" meta:object-count="0" meta:page-count="2" meta:paragraph-count="57" meta:word-count="517" meta:character-count="2873" meta:non-whitespace-character-count="2306"/>
  </office:meta>
</office:document-meta>
</file>